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347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7" style:family="paragraph" style:parent-style-name="Table_20_Contents">
      <style:text-properties style:font-name="Liberation Serif" fo:font-size="10.5pt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1">GMRT</text:span><text:span text:style-name="T3"><text:tab/></text:span><text:tab/><text:tab/><text:tab/><text:tab/><text:span text:style-name="T1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2">6<text:span text:style-name="T2">th</text:span> AUGUST 2013 Time : 3.10 PM to 4.00 PM; GMRT conference room ,NGK from NCRA lecture room 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2">NGK, SNK,SSS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7"/>
            <text:list xml:id="list155058758" text:style-name="L1">
              <text:list-item>
                <text:p text:style-name="P6">RRU updated Ubuntu ( 12.04 LTS ) has been installed on Miltec PC.</text:p>
                <text:p text:style-name="P6">MCM Ethernet communication will be tested using Miltec PC.</text:p>
                <text:p text:style-name="P6"/>
              </text:list-item>
              <text:list-item>
                <text:p text:style-name="P6">SSS updated that SNK has given documents related to Servo commands.</text:p>
                <text:p text:style-name="P6">SSS has developed a desktop GUI.</text:p>
                <text:p text:style-name="P6">SSS will take two procedure for optimization ( get source and send set source ).</text:p>
                <text:p text:style-name="P6"/>
              </text:list-item>
              <text:list-item>
                <text:p text:style-name="P6">NGK asked about few things like : </text:p>
                <text:p text:style-name="P6">C03 experiment : RRU updated that C03 experiment is going smoothly. SNK updated that </text:p>
                <text:p text:style-name="P6"><text:s text:c="29"/>data is properly going into database.</text:p>
                <text:p text:style-name="P6">C00 &amp; C01 Lab test : RRU updated that back ground monitoring for both antenna is going</text:p>
                <text:p text:style-name="P6"><text:s text:c="35"/>properly for last one month.</text:p>
                <text:p text:style-name="P6">MCM protocol : RRU updated that this is regarding how MCM will talk to FE hardware.</text:p>
                <text:p text:style-name="P6"><text:s text:c="28"/>Nayakji, Jitendra aand other members are looking into it.</text:p>
                <text:p text:style-name="P6">SSS &amp; SNK status report on vanilla forum is pending. </text:p>
                <text:p text:style-name="P6"/>
              </text:list-item>
              <text:list-item>
                <text:p text:style-name="P6">For next week meeting NGK will be in GMRT.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8-06T17:09:38</dc:date>
    <dc:creator>teleset </dc:creator>
    <meta:editing-duration>PT19H57M37S</meta:editing-duration>
    <meta:editing-cycles>242</meta:editing-cycles>
    <meta:generator>LibreOffice/3.4$Linux LibreOffice_project/340m1$Build-602</meta:generator>
    <meta:document-statistic meta:table-count="1" meta:image-count="0" meta:object-count="0" meta:page-count="1" meta:paragraph-count="29" meta:word-count="214" meta:character-count="1236" meta:non-whitespace-character-count="947"/>
  </office:meta>
</office:document-meta>
</file>